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2" svg:font-family="'DejaVu Sans'" style:font-family-generic="swiss"/>
    <style:font-face style:name="DejaVu Sans Mono" svg:font-family="'DejaVu Sans Mono'" style:font-family-generic="modern" style:font-pitch="fixed"/>
    <style:font-face style:name="Noto Sans CJK TC Regular2" svg:font-family="'Noto Sans CJK TC Regular'" style:font-family-generic="modern" style:font-pitch="fixed"/>
    <style:font-face style:name="Noto Sans CJK TC Regular" svg:font-family="'Noto Sans CJK TC Regular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style:font-name="Noto Sans CJK TC Regular" fo:font-size="12pt" fo:font-style="normal" officeooo:rsid="00141d89" officeooo:paragraph-rsid="0017db3a" style:font-name-asian="Noto Sans CJK TC Regular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Noto Sans CJK TC Regular" fo:font-size="12pt" fo:font-style="normal" officeooo:rsid="00487313" officeooo:paragraph-rsid="00487313" style:font-name-asian="Noto Sans CJK TC Regular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Noto Sans CJK TC Regular" fo:font-size="12pt" fo:font-style="normal" officeooo:rsid="001a3907" officeooo:paragraph-rsid="0021d86d" style:font-name-asian="Noto Sans CJK TC Regular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Noto Sans CJK TC Regular" fo:font-size="12pt" fo:font-style="normal" officeooo:rsid="001a3907" officeooo:paragraph-rsid="00507d70" style:font-name-asian="Noto Sans CJK TC Regular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Noto Sans CJK TC Regular" fo:font-size="12pt" fo:font-style="normal" officeooo:rsid="001a3907" officeooo:paragraph-rsid="0051a334" style:font-name-asian="Noto Sans CJK TC Regular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style:font-name="Noto Sans CJK TC Regular" fo:font-size="12pt" fo:font-style="normal" officeooo:rsid="001a3907" officeooo:paragraph-rsid="003c73b8" style:font-name-asian="Noto Sans CJK TC Regular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style:font-name="Noto Sans CJK TC Regular" fo:font-size="12pt" fo:font-style="normal" officeooo:rsid="0012b107" officeooo:paragraph-rsid="0017db3a" style:font-name-asian="Noto Sans CJK TC Regular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Noto Sans CJK TC Regular" fo:font-size="12pt" fo:font-style="normal" officeooo:rsid="0012b107" officeooo:paragraph-rsid="0017db3a" style:font-name-asian="Noto Sans CJK TC Regular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5d6bad"/>
    </style:style>
    <style:style style:name="P10" style:family="paragraph" style:parent-style-name="Text_20_body">
      <style:paragraph-properties fo:margin-left="0.4925in" fo:margin-right="0in" fo:margin-top="0in" fo:margin-bottom="0in" loext:contextual-spacing="false" fo:line-height="100%" fo:text-indent="0in" style:auto-text-indent="false"/>
      <style:text-properties style:font-name="Noto Sans CJK TC Regular"/>
    </style:style>
    <style:style style:name="P11" style:family="paragraph" style:parent-style-name="Text_20_body">
      <style:paragraph-properties fo:margin-left="0.4925in" fo:margin-right="0in" fo:margin-top="0in" fo:margin-bottom="0in" loext:contextual-spacing="false" fo:line-height="100%" fo:text-indent="0in" style:auto-text-indent="false"/>
      <style:text-properties style:font-name="Noto Sans CJK TC Regular" officeooo:paragraph-rsid="004f5183"/>
    </style:style>
    <style:style style:name="P12" style:family="paragraph" style:parent-style-name="Text_20_body">
      <style:paragraph-properties fo:margin-left="0.4925in" fo:margin-right="0in" fo:margin-top="0in" fo:margin-bottom="0in" loext:contextual-spacing="false" fo:line-height="100%" fo:text-indent="0in" style:auto-text-indent="false"/>
      <style:text-properties style:font-name="Noto Sans CJK TC Regular" officeooo:paragraph-rsid="00507d70"/>
    </style:style>
    <style:style style:name="P13" style:family="paragraph" style:parent-style-name="Standard">
      <style:text-properties fo:color="#800000" style:font-name="Noto Sans CJK TC Regular" fo:font-size="12pt" fo:font-style="normal" fo:font-weight="normal" officeooo:paragraph-rsid="000f3c04" style:font-name-asian="Noto Sans CJK TC Regular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Noto Sans CJK TC Regular" fo:font-size="16pt" fo:font-style="normal" officeooo:rsid="000f3c04" officeooo:paragraph-rsid="000f3c04" style:font-name-asian="Noto Sans CJK TC Regular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0000" style:font-name="Noto Sans CJK TC Regular" fo:font-size="12pt" fo:font-style="normal" officeooo:rsid="00487313" officeooo:paragraph-rsid="0049fb2c" style:font-name-asian="Noto Sans CJK TC Regular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0000" style:font-name="Noto Sans CJK TC Regular" fo:font-size="12pt" fo:font-style="normal" officeooo:rsid="00487313" officeooo:paragraph-rsid="00487313" style:font-name-asian="Noto Sans CJK TC Regular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4bdfb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oto Sans CJK TC Regular" fo:font-size="12pt" fo:font-style="normal" officeooo:rsid="004bdfbd" officeooo:paragraph-rsid="004bdfbd" style:font-name-asian="Noto Sans CJK TC Regular" style:font-size-asian="12pt" style:font-style-asian="normal" style:font-size-complex="12pt" style:font-style-complex="normal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style:font-name="Noto Sans CJK TC Regular" fo:font-size="12pt" fo:font-style="normal" officeooo:rsid="000f3c04" officeooo:paragraph-rsid="000f3c04" style:font-name-asian="Noto Sans CJK TC Regular" style:font-size-asian="12pt" style:font-style-asian="normal" style:font-size-complex="12pt" style:font-style-complex="normal"/>
    </style:style>
    <style:style style:name="P20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/>
      <style:text-properties style:font-name="Noto Sans CJK TC Regular" fo:font-size="12pt" fo:font-style="normal" officeooo:rsid="000f3c04" officeooo:paragraph-rsid="000f3c04" style:font-name-asian="Noto Sans CJK TC Regular" style:font-size-asian="12pt" style:font-style-asian="normal" style:font-size-complex="12pt" style:font-style-complex="normal"/>
    </style:style>
    <style:style style:name="P21" style:family="paragraph" style:parent-style-name="Caption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style:font-name="Noto Sans CJK TC Regular" fo:font-size="12pt" fo:font-style="normal" style:font-name-asian="Noto Sans CJK TC Regular" style:font-size-asian="12pt" style:font-style-asian="normal" style:font-size-complex="12pt" style:font-style-complex="normal"/>
    </style:style>
    <style:style style:name="P22" style:family="paragraph" style:parent-style-name="Standard">
      <style:text-properties fo:color="#800000" style:font-name="Noto Sans CJK TC Regular" fo:font-size="12pt" fo:font-style="normal" fo:font-weight="normal" officeooo:paragraph-rsid="004d65de" style:font-name-asian="Noto Sans CJK TC Regular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Noto Sans CJK TC Regular" officeooo:paragraph-rsid="004d65de"/>
    </style:style>
    <style:style style:name="P24" style:family="paragraph" style:parent-style-name="Standard">
      <style:text-properties style:font-name="Noto Sans CJK TC Regular" fo:font-size="12pt" fo:font-style="normal" officeooo:rsid="0060b506" officeooo:paragraph-rsid="0060de41" style:font-name-asian="Noto Sans CJK TC Regular" style:font-size-asian="12pt" style:font-style-asian="normal" style:font-size-complex="12pt" style:font-style-complex="normal"/>
    </style:style>
    <style:style style:name="P25" style:family="paragraph" style:parent-style-name="Standard">
      <style:text-properties style:font-name="Noto Sans CJK TC Regular" fo:font-size="12pt" fo:font-style="normal" officeooo:rsid="0060b506" officeooo:paragraph-rsid="0066a11f" style:font-name-asian="Noto Sans CJK TC Regular" style:font-size-asian="12pt" style:font-style-asian="normal" style:font-size-complex="12pt" style:font-style-complex="normal"/>
    </style:style>
    <style:style style:name="P26" style:family="paragraph" style:parent-style-name="Standard">
      <style:text-properties style:font-name="Noto Sans CJK TC Regular" fo:font-size="12pt" fo:font-style="normal" officeooo:paragraph-rsid="0060de41" style:font-name-asian="Noto Sans CJK TC Regular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Noto Sans CJK TC Regular" fo:font-size="12pt" fo:font-style="normal" officeooo:rsid="001a3907" officeooo:paragraph-rsid="0021d86d" style:font-name-asian="Noto Sans CJK TC Regular" style:font-size-asian="12pt" style:font-style-asian="normal" style:font-size-complex="12pt" style:font-style-complex="normal"/>
    </style:style>
    <style:style style:name="P2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Noto Sans CJK TC Regular" fo:font-size="12pt" fo:font-style="normal" officeooo:rsid="001a3907" officeooo:paragraph-rsid="0060b506" style:font-name-asian="Noto Sans CJK TC Regular" style:font-size-asian="12pt" style:font-style-asian="normal" style:font-size-complex="12pt" style:font-style-complex="normal"/>
    </style:style>
    <style:style style:name="P2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Noto Sans CJK TC Regular" fo:font-size="12pt" fo:font-style="normal" officeooo:rsid="001a3907" officeooo:paragraph-rsid="0051a334" style:font-name-asian="Noto Sans CJK TC Regular" style:font-size-asian="12pt" style:font-style-asian="normal" style:font-size-complex="12pt" style:font-style-complex="normal"/>
    </style:style>
    <style:style style:name="P30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style:font-name="Noto Sans CJK TC Regular" fo:font-size="12pt" fo:font-style="normal" officeooo:rsid="001a3907" officeooo:paragraph-rsid="0060b506" style:font-name-asian="Noto Sans CJK TC Regular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style:font-name="Noto Sans CJK TC Regular" fo:font-size="12pt" fo:font-style="normal" officeooo:rsid="001a3907" officeooo:paragraph-rsid="0021d86d" style:font-name-asian="Noto Sans CJK TC Regular" style:font-size-asian="12pt" style:font-style-asian="normal" style:font-size-complex="12pt" style:font-style-complex="normal"/>
    </style:style>
    <style:style style:name="P32" style:family="paragraph" style:parent-style-name="Text_20_body">
      <style:paragraph-properties fo:margin-left="0.4925in" fo:margin-right="0in" fo:margin-top="0in" fo:margin-bottom="0in" loext:contextual-spacing="false" fo:line-height="100%" fo:text-indent="0in" style:auto-text-indent="false"/>
      <style:text-properties style:font-name="Noto Sans CJK TC Regular"/>
    </style:style>
    <style:style style:name="P33" style:family="paragraph" style:parent-style-name="Text_20_body">
      <style:paragraph-properties fo:margin-top="0in" fo:margin-bottom="0in" loext:contextual-spacing="false" fo:line-height="100%"/>
      <style:text-properties officeooo:paragraph-rsid="0060b506"/>
    </style:style>
    <style:style style:name="P34" style:family="paragraph" style:parent-style-name="Text_20_body">
      <style:paragraph-properties fo:margin-left="0.4925in" fo:margin-right="0in" fo:margin-top="0in" fo:margin-bottom="0in" loext:contextual-spacing="false" fo:line-height="100%" fo:text-indent="0in" style:auto-text-indent="false"/>
      <style:text-properties style:font-name="Noto Sans CJK TC Regular"/>
    </style:style>
    <style:style style:name="P35" style:family="paragraph" style:parent-style-name="Text_20_body">
      <style:paragraph-properties fo:margin-left="0.4925in" fo:margin-right="0in" fo:margin-top="0in" fo:margin-bottom="0in" loext:contextual-spacing="false" fo:line-height="100%" fo:text-indent="0in" style:auto-text-indent="false"/>
      <style:text-properties style:font-name="Noto Sans CJK TC Regular" officeooo:paragraph-rsid="006038c0"/>
    </style:style>
    <style:style style:name="P36" style:family="paragraph" style:parent-style-name="Preformatted_20_Text">
      <style:text-properties fo:font-variant="normal" fo:text-transform="none" fo:color="#000000" style:font-name="Noto Sans CJK TC Regular" fo:letter-spacing="normal" fo:font-style="normal" fo:font-weight="normal" officeooo:paragraph-rsid="004d65de"/>
    </style:style>
    <style:style style:name="T1" style:family="text">
      <style:text-properties fo:font-variant="normal" fo:text-transform="none" fo:color="#800000" style:font-name="Noto Sans CJK TC Regular" fo:font-size="12pt" fo:letter-spacing="normal" fo:font-style="normal" fo:font-weight="normal" officeooo:rsid="00274852" style:font-name-asian="Noto Sans CJK TC Regular" style:font-size-asian="12pt" style:font-style-asian="normal" style:font-size-complex="12pt" style:font-style-complex="normal"/>
    </style:style>
    <style:style style:name="T2" style:family="text">
      <style:text-properties fo:font-variant="normal" fo:text-transform="none" fo:color="#800000" style:font-name="Noto Sans CJK TC Regular" fo:font-size="12pt" fo:letter-spacing="normal" fo:font-style="normal" fo:font-weight="normal" officeooo:rsid="00283ca0" style:font-name-asian="Noto Sans CJK TC Regular" style:font-size-asian="12pt" style:font-style-asian="normal" style:font-size-complex="12pt" style:font-style-complex="normal"/>
    </style:style>
    <style:style style:name="T3" style:family="text">
      <style:text-properties fo:font-variant="normal" fo:text-transform="none" fo:color="#800000" style:font-name="Noto Sans CJK TC Regular" fo:font-size="12pt" fo:letter-spacing="normal" fo:font-style="normal" fo:font-weight="normal" officeooo:rsid="0025290e" style:font-name-asian="Noto Sans CJK TC Regular" style:font-size-asian="12pt" style:font-style-asian="normal" style:font-size-complex="12pt" style:font-style-complex="normal"/>
    </style:style>
    <style:style style:name="T4" style:family="text">
      <style:text-properties fo:font-variant="normal" fo:text-transform="none" fo:color="#800000" style:font-name="Noto Sans CJK TC Regular" fo:font-size="12pt" fo:letter-spacing="normal" fo:font-style="normal" fo:font-weight="normal" officeooo:rsid="002912eb" style:font-name-asian="Noto Sans CJK TC Regular" style:font-size-asian="12pt" style:font-style-asian="normal" style:font-size-complex="12pt" style:font-style-complex="normal"/>
    </style:style>
    <style:style style:name="T5" style:family="text">
      <style:text-properties fo:font-variant="normal" fo:text-transform="none" fo:color="#800000" style:font-name="Noto Sans CJK TC Regular" fo:font-size="12pt" fo:letter-spacing="normal" fo:font-style="normal" fo:font-weight="normal" officeooo:rsid="002a4cf5" style:font-name-asian="Noto Sans CJK TC Regular" style:font-size-asian="12pt" style:font-style-asian="normal" style:font-size-complex="12pt" style:font-style-complex="normal"/>
    </style:style>
    <style:style style:name="T6" style:family="text">
      <style:text-properties fo:font-variant="normal" fo:text-transform="none" fo:color="#800000" style:font-name="Noto Sans CJK TC Regular" fo:font-size="12pt" fo:letter-spacing="normal" fo:font-style="normal" fo:font-weight="normal" officeooo:rsid="002b147b" style:font-name-asian="Noto Sans CJK TC Regular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fo:color="#800000" style:font-name="Noto Sans CJK TC Regular" fo:font-size="12pt" fo:letter-spacing="normal" fo:font-style="normal" fo:font-weight="normal" officeooo:rsid="002b8c47" style:font-name-asian="Noto Sans CJK TC Regular" style:font-size-asian="12pt" style:font-style-asian="normal" style:font-size-complex="12pt" style:font-style-complex="normal"/>
    </style:style>
    <style:style style:name="T8" style:family="text">
      <style:text-properties fo:font-variant="normal" fo:text-transform="none" fo:color="#800000" style:font-name="Noto Sans CJK TC Regular" fo:font-size="12pt" fo:letter-spacing="normal" fo:font-style="normal" fo:font-weight="normal" officeooo:rsid="002c1305" style:font-name-asian="Noto Sans CJK TC Regular" style:font-size-asian="12pt" style:font-style-asian="normal" style:font-size-complex="12pt" style:font-style-complex="normal"/>
    </style:style>
    <style:style style:name="T9" style:family="text">
      <style:text-properties fo:font-variant="normal" fo:text-transform="none" fo:color="#800000" style:font-name="Noto Sans CJK TC Regular" fo:font-size="12pt" fo:letter-spacing="normal" fo:font-style="normal" fo:font-weight="normal" officeooo:rsid="00587e47" style:font-name-asian="Noto Sans CJK TC Regular" style:font-size-asian="12pt" style:font-style-asian="normal" style:font-size-complex="12pt" style:font-style-complex="normal"/>
    </style:style>
    <style:style style:name="T10" style:family="text">
      <style:text-properties fo:font-variant="normal" fo:text-transform="none" fo:color="#800000" style:font-name="Noto Sans CJK TC Regular" fo:font-size="12pt" fo:letter-spacing="normal" fo:font-style="normal" fo:font-weight="normal" officeooo:rsid="005d6bad" style:font-name-asian="Noto Sans CJK TC Regular" style:font-size-asian="12pt" style:font-style-asian="normal" style:font-size-complex="12pt" style:font-style-complex="normal"/>
    </style:style>
    <style:style style:name="T11" style:family="text">
      <style:text-properties fo:font-variant="normal" fo:text-transform="none" fo:color="#800000" style:font-name="Noto Sans CJK TC Regular" fo:font-size="12pt" fo:letter-spacing="normal" fo:font-style="normal" fo:font-weight="bold" style:font-name-asian="Noto Sans CJK TC Regular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variant="normal" fo:text-transform="none" fo:color="#800000" style:font-name="Noto Sans CJK TC Regular" fo:font-size="12pt" fo:letter-spacing="normal" fo:font-style="normal" fo:font-weight="bold" officeooo:rsid="00283ca0" style:font-name-asian="Noto Sans CJK TC Regular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variant="normal" fo:text-transform="none" fo:color="#800000" style:font-name="Noto Sans CJK TC Regular" fo:font-size="12pt" fo:letter-spacing="normal" fo:font-style="normal" fo:font-weight="bold" officeooo:rsid="00271e85" style:font-name-asian="Noto Sans CJK TC Regular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fo:color="#800000" style:font-name="Noto Sans CJK TC Regular" fo:font-size="12pt" fo:letter-spacing="normal" fo:font-style="normal" fo:font-weight="bold" officeooo:rsid="002a4cf5" style:font-name-asian="Noto Sans CJK TC Regular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Noto Sans CJK TC Regular" fo:font-size="12pt" fo:font-style="normal" officeooo:rsid="001a3907" style:font-name-asian="Noto Sans CJK TC Regular" style:font-size-asian="12pt" style:font-style-asian="normal" style:font-size-complex="12pt" style:font-style-complex="normal"/>
    </style:style>
    <style:style style:name="T16" style:family="text">
      <style:text-properties style:font-name="Noto Sans CJK TC Regular" fo:font-size="12pt" fo:font-style="normal" officeooo:rsid="0025290e" style:font-name-asian="Noto Sans CJK TC Regular" style:font-size-asian="12pt" style:font-style-asian="normal" style:font-size-complex="12pt" style:font-style-complex="normal"/>
    </style:style>
    <style:style style:name="T17" style:family="text">
      <style:text-properties style:font-name="Noto Sans CJK TC Regular" fo:font-size="12pt" fo:font-style="normal" officeooo:rsid="002d4637" style:font-name-asian="Noto Sans CJK TC Regular" style:font-size-asian="12pt" style:font-style-asian="normal" style:font-size-complex="12pt" style:font-style-complex="normal"/>
    </style:style>
    <style:style style:name="T18" style:family="text">
      <style:text-properties style:font-name="Noto Sans CJK TC Regular" fo:font-size="12pt" fo:font-style="normal" officeooo:rsid="00141d89" style:font-name-asian="Noto Sans CJK TC Regular" style:font-size-asian="12pt" style:font-style-asian="normal" style:font-size-complex="12pt" style:font-style-complex="normal"/>
    </style:style>
    <style:style style:name="T19" style:family="text">
      <style:text-properties officeooo:rsid="0010ccbb"/>
    </style:style>
    <style:style style:name="T20" style:family="text">
      <style:text-properties fo:color="#800000"/>
    </style:style>
    <style:style style:name="T21" style:family="text">
      <style:text-properties fo:color="#800000" fo:font-size="12pt" fo:font-style="normal" fo:font-weight="normal" officeooo:rsid="002336db" style:font-name-asian="Noto Sans CJK TC Regular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800000" fo:font-size="12pt" fo:font-style="normal" fo:font-weight="normal" officeooo:rsid="000937e7" style:font-name-asian="Noto Sans CJK TC Regular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800000" fo:font-size="12pt" officeooo:rsid="002336db" style:font-name-asian="Noto Sans CJK TC Regular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color="#800000" style:font-name="Noto Sans CJK TC Regular" fo:font-size="12pt" fo:font-style="normal" officeooo:rsid="0025290e" style:font-name-asian="Noto Sans CJK TC Regular" style:font-size-asian="12pt" style:font-style-asian="normal" style:font-size-complex="12pt" style:font-style-complex="normal"/>
    </style:style>
    <style:style style:name="T25" style:family="text">
      <style:text-properties fo:color="#800000" style:font-name="Noto Sans CJK TC Regular" fo:font-size="12pt" fo:font-style="normal" officeooo:rsid="002ef502" style:font-name-asian="Noto Sans CJK TC Regular" style:font-size-asian="12pt" style:font-style-asian="normal" style:font-size-complex="12pt" style:font-style-complex="normal"/>
    </style:style>
    <style:style style:name="T26" style:family="text">
      <style:text-properties fo:color="#800000" style:font-name="Noto Sans CJK TC Regular" fo:font-size="12pt" fo:font-style="normal" officeooo:rsid="00487313" style:font-name-asian="Noto Sans CJK TC Regular" style:font-size-asian="12pt" style:font-style-asian="normal" style:font-size-complex="12pt" style:font-style-complex="normal"/>
    </style:style>
    <style:style style:name="T27" style:family="text">
      <style:text-properties fo:color="#800000" style:font-name="Noto Sans CJK TC Regular" fo:font-size="12pt" fo:font-style="normal" officeooo:rsid="0049fb2c" style:font-name-asian="Noto Sans CJK TC Regular" style:font-size-asian="12pt" style:font-style-asian="normal" style:font-size-complex="12pt" style:font-style-complex="normal"/>
    </style:style>
    <style:style style:name="T28" style:family="text">
      <style:text-properties fo:color="#800000" style:font-name="Noto Sans CJK TC Regular" fo:font-size="12pt" fo:font-style="normal" officeooo:rsid="004bdfbd" style:font-name-asian="Noto Sans CJK TC Regular" style:font-size-asian="12pt" style:font-style-asian="normal" style:font-size-complex="12pt" style:font-style-complex="normal"/>
    </style:style>
    <style:style style:name="T29" style:family="text">
      <style:text-properties fo:color="#800000" fo:font-weight="normal" officeooo:rsid="004bdfbd" style:font-weight-asian="normal" style:font-weight-complex="normal"/>
    </style:style>
    <style:style style:name="T30" style:family="text">
      <style:text-properties fo:color="#800000" fo:font-weight="normal" officeooo:rsid="0062c573" style:font-weight-asian="normal" style:font-weight-complex="normal"/>
    </style:style>
    <style:style style:name="T31" style:family="text">
      <style:text-properties fo:color="#800000" fo:font-weight="normal" officeooo:rsid="0065cb2c" style:font-weight-asian="normal" style:font-weight-complex="normal"/>
    </style:style>
    <style:style style:name="T32" style:family="text">
      <style:text-properties fo:color="#800000" fo:font-weight="normal" officeooo:rsid="0066a11f" style:font-weight-asian="normal" style:font-weight-complex="normal"/>
    </style:style>
    <style:style style:name="T33" style:family="text">
      <style:text-properties fo:color="#800000" style:font-name="Noto Sans CJK TC Regular" fo:font-size="12pt" fo:font-style="normal" fo:font-weight="normal" style:font-name-asian="Noto Sans CJK TC Regular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800000" style:font-name="Noto Sans CJK TC Regular" fo:font-size="12pt" fo:font-style="normal" fo:font-weight="normal" officeooo:rsid="004bdfbd" style:font-name-asian="Noto Sans CJK TC Regular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800000" style:font-name="Noto Sans CJK TC Regular" fo:font-size="12pt" fo:font-style="normal" fo:font-weight="normal" officeooo:rsid="0060b506" style:font-name-asian="Noto Sans CJK TC Regular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officeooo:rsid="001f207b"/>
    </style:style>
    <style:style style:name="T37" style:family="text">
      <style:text-properties officeooo:rsid="0031149f"/>
    </style:style>
    <style:style style:name="T38" style:family="text">
      <style:text-properties officeooo:rsid="0049fb2c"/>
    </style:style>
    <style:style style:name="T39" style:family="text">
      <style:text-properties officeooo:rsid="004bdfbd"/>
    </style:style>
    <style:style style:name="T40" style:family="text">
      <style:text-properties officeooo:rsid="004d65de"/>
    </style:style>
    <style:style style:name="T41" style:family="text">
      <style:text-properties officeooo:rsid="004f5183"/>
    </style:style>
    <style:style style:name="T42" style:family="text">
      <style:text-properties officeooo:rsid="00507d70"/>
    </style:style>
    <style:style style:name="T43" style:family="text">
      <style:text-properties style:font-name="Noto Sans CJK TC Regular"/>
    </style:style>
    <style:style style:name="T44" style:family="text">
      <style:text-properties style:font-name="Noto Sans CJK TC Regular" officeooo:rsid="0060b506"/>
    </style:style>
    <style:style style:name="T45" style:family="text">
      <style:text-properties style:font-name="Noto Sans CJK TC Regular" officeooo:rsid="0060de41"/>
    </style:style>
    <style:style style:name="T46" style:family="text">
      <style:text-properties style:font-name="Noto Sans CJK TC Regular" officeooo:rsid="006235f2"/>
    </style:style>
    <style:style style:name="T47" style:family="text">
      <style:text-properties style:font-name="Noto Sans CJK TC Regular" fo:font-size="12pt" fo:font-style="normal" officeooo:rsid="0012b107" style:font-name-asian="Noto Sans CJK TC Regular" style:font-size-asian="12pt" style:font-style-asian="normal" style:font-size-complex="12pt" style:font-style-complex="normal"/>
    </style:style>
    <style:style style:name="T48" style:family="text">
      <style:text-properties style:font-name="Noto Sans CJK TC Regular" fo:font-size="12pt" fo:font-style="normal" officeooo:rsid="00141d89" style:font-name-asian="Noto Sans CJK TC Regular" style:font-size-asian="12pt" style:font-style-asian="normal" style:font-size-complex="12pt" style:font-style-complex="normal"/>
    </style:style>
    <style:style style:name="T49" style:family="text">
      <style:text-properties style:font-name="Noto Sans CJK TC Regular" fo:font-size="12pt" style:font-name-asian="Noto Sans CJK TC Regular" style:font-size-asian="12pt" style:font-size-complex="12pt"/>
    </style:style>
    <style:style style:name="T50" style:family="text">
      <style:text-properties style:font-name="Noto Sans CJK TC Regular" fo:font-size="12pt" officeooo:rsid="0060b506" style:font-name-asian="Noto Sans CJK TC Regular" style:font-size-asian="12pt" style:font-size-complex="12pt"/>
    </style:style>
    <style:style style:name="T51" style:family="text">
      <style:text-properties officeooo:rsid="006038c0"/>
    </style:style>
    <style:style style:name="T52" style:family="text">
      <style:text-properties officeooo:rsid="0060b506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4bdfbd" style:font-weight-asian="bold" style:font-weight-complex="bold"/>
    </style:style>
    <style:style style:name="T55" style:family="text">
      <style:text-properties fo:font-weight="bold" officeooo:rsid="004d65de" style:font-weight-asian="bold" style:font-weight-complex="bold"/>
    </style:style>
    <style:style style:name="T56" style:family="text">
      <style:text-properties fo:font-weight="bold" officeooo:rsid="0060b506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achine Learning 2016</text:p>
      <text:p text:style-name="P19">系級：電機四</text:p>
      <text:p text:style-name="P21">姓名：鍾勝隆</text:p>
      <text:p text:style-name="P19">學號：B02901001</text:p>
      <text:p text:style-name="P14">HW<text:span text:style-name="T39">2</text:span> <text:span text:style-name="T19">Report</text:span> – <text:span text:style-name="T39">Spam Classification</text:span></text:p>
      <text:p text:style-name="P13">1.<text:span text:style-name="T53">L</text:span><text:span text:style-name="T54">ogistic R</text:span><text:span text:style-name="T53">egression</text:span> function by Gradient Descent.</text:p>
      <text:p text:style-name="P11">#intial coefficient<text:span text:style-name="T21">(import numpy as np)</text:span></text:p>
      <text:p text:style-name="P10">weight = np.zeros((1, 57))</text:p>
      <text:p text:style-name="P10">learning_time = <text:span text:style-name="T41">5</text:span>0000</text:p>
      <text:p text:style-name="P10">bias = 0</text:p>
      <text:p text:style-name="P10">#Adadelta</text:p>
      <text:p text:style-name="P10">G_w = np.zeros((1, 57))</text:p>
      <text:p text:style-name="P10">G_b = 0</text:p>
      <text:p text:style-name="P10">t_w = np.zeros((1, 57))</text:p>
      <text:p text:style-name="P10">t_b = 0</text:p>
      <text:p text:style-name="P10">T_w = np.zeros((1, 57))</text:p>
      <text:p text:style-name="P10">T_b = 0</text:p>
      <text:p text:style-name="P10">gamma = 0.9</text:p>
      <text:p text:style-name="P10">epsilon = 10 ** -8</text:p>
      <text:p text:style-name="P10"/>
      <text:p text:style-name="P10">t = 1</text:p>
      <text:p text:style-name="P10">while(True):</text:p>
      <text:p text:style-name="P10"><text:s text:c="4"/>z = np.sum(data * weight, axis=1) + bias</text:p>
      <text:p text:style-name="P10"><text:s text:c="4"/>f_wb = 1 / (1+ math.e ** (-z))</text:p>
      <text:p text:style-name="P10"><text:s text:c="4"/>change = answer - f_wb </text:p>
      <text:p text:style-name="P10"><text:s text:c="4"/>gradient_b = -1 * (change.sum())</text:p>
      <text:p text:style-name="P12"><text:s text:c="4"/>gradient_w = -1 * (np.sum(np.transpose(data) * change, axis=1) </text:p>
      <text:p text:style-name="P12"/>
      <text:p text:style-name="P10"><text:s text:c="4"/>#gradient adadelta</text:p>
      <text:p text:style-name="P10"><text:s text:c="4"/>G_w = gamma * G_w + (1 - gamma) * (gradient_w ** 2)</text:p>
      <text:p text:style-name="P10"><text:s text:c="4"/>G_b = gamma * G_b + (1 - gamma) * (gradient_b ** 2)</text:p>
      <text:p text:style-name="P10"><text:s text:c="4"/>t_w = -(((T_w + epsilon) ** 0.5) / ((G_w + epsilon) ** 0.5)) <text:s/>* gradient_w</text:p>
      <text:p text:style-name="P10"><text:s text:c="4"/>t_b = -(((T_b + epsilon) ** 0.5) / ((G_b + epsilon) ** 0.5)) <text:s/>* gradient_b</text:p>
      <text:p text:style-name="P10"><text:s text:c="4"/>T_w = gamma * T_w + (1 - gamma) * (t_w ** 2)</text:p>
      <text:p text:style-name="P10"><text:s text:c="4"/>T_b = gamma * T_b + (1 - gamma) * (t_b ** 2)</text:p>
      <text:p text:style-name="P10"><text:s text:c="4"/>weight += t_w</text:p>
      <text:p text:style-name="P10"><text:s text:c="4"/>bias += t_b</text:p>
      <text:p text:style-name="P10"><text:soft-page-break/><text:s text:c="3"/></text:p>
      <text:p text:style-name="P10"><text:s text:c="4"/>if ( t &gt; learning_time):</text:p>
      <text:p text:style-name="P10"><text:s text:c="8"/>print ("Logistic Regression training is done.")</text:p>
      <text:p text:style-name="P10"><text:s text:c="8"/>break</text:p>
      <text:p text:style-name="P10"><text:s text:c="4"/>t += 1</text:p>
      <text:p text:style-name="P10"/>
      <text:p text:style-name="P22"><text:span text:style-name="T52">2</text:span>.<text:span text:style-name="T55">Neural </text:span><text:span text:style-name="T56">N</text:span><text:span text:style-name="T55">etwork</text:span> function by <text:span text:style-name="T40">Backpropagation</text:span>.</text:p>
      <text:p text:style-name="P23"><text:span text:style-name="T21"><text:tab/></text:span><text:span text:style-name="T22">#intial coefficient <text:s/></text:span><text:span text:style-name="T21">(import numpy as np)</text:span></text:p>
      <text:p text:style-name="P36"><text:span text:style-name="T23">#intial coefficient</text:span></text:p>
      <text:p text:style-name="P10">node = 50</text:p>
      <text:p text:style-name="P10">weight_1 = np.zeros((57, node))</text:p>
      <text:p text:style-name="P10">bias_1 = np.zeros((1, node))</text:p>
      <text:p text:style-name="P10">weight_2 = np.zeros((1, node))</text:p>
      <text:p text:style-name="P10">bias_2 = 0</text:p>
      <text:p text:style-name="P10">learning_time = 5000</text:p>
      <text:p text:style-name="P10">#Adadelta</text:p>
      <text:p text:style-name="P10">G_w1 = np.zeros((57, node))</text:p>
      <text:p text:style-name="P10">G_b1 = np.zeros((1, node))</text:p>
      <text:p text:style-name="P10">t_w1 = np.zeros((57, node))</text:p>
      <text:p text:style-name="P10">t_b1 = np.zeros((1, node))</text:p>
      <text:p text:style-name="P10">T_w1 = np.zeros((57, node))</text:p>
      <text:p text:style-name="P10">T_b1 = np.zeros((1, node))</text:p>
      <text:p text:style-name="P10">G_w2 = np.zeros((1, node))</text:p>
      <text:p text:style-name="P10">G_b2 = 0</text:p>
      <text:p text:style-name="P10">t_w2 = np.zeros((1, node))</text:p>
      <text:p text:style-name="P10">t_b2 = 0</text:p>
      <text:p text:style-name="P10">T_w2 = np.zeros((1, node))</text:p>
      <text:p text:style-name="P10">T_b2 = 0 </text:p>
      <text:p text:style-name="P10">gamma = 0.9</text:p>
      <text:p text:style-name="P10">epsilon = 10 ** -8</text:p>
      <text:p text:style-name="P10"/>
      <text:p text:style-name="P10">t = 1</text:p>
      <text:p text:style-name="P10">while(True):</text:p>
      <text:p text:style-name="P10"><text:s text:c="4"/>z_1 = np.dot(data, weight_1) + bias_1</text:p>
      <text:p text:style-name="P10"><text:s text:c="4"/>a_1 = 1 / (1+ math.e ** (-z_1))</text:p>
      <text:p text:style-name="P10"><text:s text:c="4"/>z_2 = np.sum( a_1 * weight_2, axis=1) + bias_2</text:p>
      <text:p text:style-name="P10"><text:s text:c="4"/>y = 1 / (1+ math.e ** (-z_2))</text:p>
      <text:p text:style-name="P10"><text:s text:c="4"/>change = answer - y</text:p>
      <text:p text:style-name="P10"><text:soft-page-break/><text:s text:c="4"/>gradient_b2 = -1 * (change.sum())</text:p>
      <text:p text:style-name="P10"><text:s text:c="4"/>gradient_w2 = -1 * (np.sum(np.transpose(a_1) * change, axis=1))</text:p>
      <text:p text:style-name="P10"/>
      <text:p text:style-name="P10"><text:s text:c="4"/>delta_1 = (a_1*(1-a_1)) * np.dot(np.transpose([change]), weight_2)</text:p>
      <text:p text:style-name="P10"><text:s text:c="4"/>gradient_b1 = -1 * np.sum(delta_1, axis=0)</text:p>
      <text:p text:style-name="P10"><text:s text:c="4"/>gradient_w1 = -1 * np.dot(np.transpose(data), delta_1)</text:p>
      <text:p text:style-name="P10"/>
      <text:p text:style-name="P10"><text:s text:c="4"/>#gradient_1 adadelta</text:p>
      <text:p text:style-name="P10"><text:s text:c="4"/>G_w1 = gamma * G_w1 + (1 - gamma) * (gradient_w1 ** 2)</text:p>
      <text:p text:style-name="P10"><text:s text:c="4"/>G_b1 = gamma * G_b1 + (1 - gamma) * (gradient_b1 ** 2)</text:p>
      <text:p text:style-name="P10"><text:s text:c="4"/>t_w1 = -(((T_w1 + epsilon) ** 0.5) / ((G_w1 + epsilon) ** 0.5)) <text:s/>* gradient_w1</text:p>
      <text:p text:style-name="P10"><text:s text:c="4"/>t_b1 = -(((T_b1 + epsilon) ** 0.5) / ((G_b1 + epsilon) ** 0.5)) <text:s/>* gradient_b1</text:p>
      <text:p text:style-name="P10"><text:s text:c="4"/>T_w1 = gamma * T_w1 + (1 - gamma) * (t_w1 ** 2)</text:p>
      <text:p text:style-name="P10"><text:s text:c="4"/>T_b1 = gamma * T_b1 + (1 - gamma) * (t_b1 ** 2)</text:p>
      <text:p text:style-name="P10"><text:s text:c="4"/>weight_1 += t_w1</text:p>
      <text:p text:style-name="P10"><text:s text:c="4"/>bias_1 += t_b1</text:p>
      <text:p text:style-name="P10"><text:s text:c="4"/></text:p>
      <text:p text:style-name="P10"><text:s text:c="4"/>#gradient_2 adadelta</text:p>
      <text:p text:style-name="P10"><text:s text:c="4"/>G_w2 = gamma * G_w2 + (1 - gamma) * (gradient_w2 ** 2)</text:p>
      <text:p text:style-name="P10"><text:s text:c="4"/>G_b2 = gamma * G_b2 + (1 - gamma) * (gradient_b2 ** 2)</text:p>
      <text:p text:style-name="P10"><text:s text:c="4"/>t_w2 = -(((T_w2 + epsilon) ** 0.5) / ((G_w2 + epsilon) ** 0.5)) <text:s/>* gradient_w2</text:p>
      <text:p text:style-name="P10"><text:s text:c="4"/>t_b2 = -(((T_b2 + epsilon) ** 0.5) / ((G_b2 + epsilon) ** 0.5)) <text:s/>* gradient_b2</text:p>
      <text:p text:style-name="P10"><text:s text:c="4"/>T_w2 = gamma * T_w2 + (1 - gamma) * (t_w2 ** 2)</text:p>
      <text:p text:style-name="P10"><text:s text:c="4"/>T_b2 = gamma * T_b2 + (1 - gamma) * (t_b2 ** 2)</text:p>
      <text:p text:style-name="P10"><text:s text:c="4"/>weight_2 += t_w2</text:p>
      <text:p text:style-name="P10"><text:s text:c="4"/>bias_2 += t_b2</text:p>
      <text:p text:style-name="P10"><text:s text:c="4"/>if (t % 1 == 0):</text:p>
      <text:p text:style-name="P35"><text:s text:c="8"/>print("The", t, "times__Cross Entropy:", <text:span text:style-name="T51">\</text:span></text:p>
      <text:p text:style-name="P35"><text:tab/> <text:s text:c="7"/>E_function(weight_1, bias_1, weight_2, bias_2, answer, data) )</text:p>
      <text:p text:style-name="P10"><text:s text:c="4"/>if ( t &gt; learning_time):</text:p>
      <text:p text:style-name="P10"><text:s text:c="8"/>print ("Neural Network training is done.")</text:p>
      <text:p text:style-name="P10"><text:s text:c="8"/>break</text:p>
      <text:p text:style-name="P10"><text:s text:c="4"/>t += 1</text:p>
      <text:p text:style-name="P10"/>
      <text:p text:style-name="P10"/>
      <text:p text:style-name="P10"/>
      <text:p text:style-name="P10"/>
      <text:p text:style-name="P10"/>
      <text:p text:style-name="P33"><text:soft-page-break/><text:span text:style-name="T44">3</text:span><text:span text:style-name="T49">. Describe method1 <text:s/>(</text:span><text:span text:style-name="T50">L</text:span><text:span text:style-name="T49">o</text:span><text:span text:style-name="T34">gistic </text:span><text:span text:style-name="T35">R</text:span><text:span text:style-name="T34">egression)</text:span><text:span text:style-name="T33">.</text:span></text:p>
      <text:p text:style-name="P33"><text:span text:style-name="T47"><text:tab/></text:span><text:span text:style-name="T18">將spam_train.csv中的</text:span><text:span text:style-name="T18">資料去除掉id，取出爲一筆資料：</text:span></text:p>
      <text:p text:style-name="P8"/>
      <text:p text:style-name="P1"><draw:frame draw:style-name="fr1" draw:name="Object1" text:anchor-type="as-char" svg:y="-0.1764in" svg:width="1.4929in" svg:height="0.2429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4">共可以產生4001筆<text:span text:style-name="T42">data</text:span>，使用<text:span text:style-name="T36">numpy的二維array(shape爲(4001*57))儲存，設定參數一維array，每個feature都有對應的weight，故我初始化57個0起始值以及設bias也爲0 ，由於feature之間數值大小差異非常大，有的是幾乎都爲0，有的則是到1000以上，故將全部的feature都各自算出mean和variance，把每個feature都標準化，減少weight調整上的不易。</text:span></text:p>
      <text:p text:style-name="P3"/>
      <text:p text:style-name="P5"><text:tab/>在<text:span text:style-name="T37">training中，，由於是classification的問題，feature經過weight、bias以及sigmoid function的運算，得出的結果爲0到1的值，巧好此次分類問題爲兩類，視爲機率，並可以-ln(likelihood)，即是計算出的</text:span><text:span text:style-name="T37"><draw:frame draw:style-name="fr1" draw:name="Object7" text:anchor-type="as-char" svg:y="-0.1764in" svg:width="1.6957in" svg:height="0.242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7">和</text:span><text:span text:style-name="T37"><draw:frame draw:style-name="fr1" draw:name="Object8" text:anchor-type="as-char" svg:y="-0.1764in" svg:width="0.2618in" svg:height="0.2154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7">的Cross Entropy，作爲loss function：</text:span></text:p>
      <text:p text:style-name="P5"/>
      <text:p text:style-name="P6"><draw:frame draw:style-name="fr1" draw:name="Object6" text:anchor-type="as-char" svg:y="-0.1764in" svg:width="3.0508in" svg:height="0.3626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6"/>
      <text:p text:style-name="P28"><text:span text:style-name="T37">計算對應各個feature的gradient，因爲我有使用Adadelta，故將每次計算的gradient平方後，依照比例（1:9）累積在</text:span><text:span text:style-name="T37"><draw:frame draw:style-name="fr1" draw:name="Object2" text:anchor-type="as-char" svg:y="-0.1547in" svg:width="0.3063in" svg:height="0.2217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7">和</text:span><text:span text:style-name="T37"><draw:frame draw:style-name="fr1" draw:name="Object4" text:anchor-type="as-char" svg:y="-0.1547in" svg:width="0.2819in" svg:height="0.2217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7">，與極小值的</text:span><text:span text:style-name="T37"><draw:frame draw:style-name="fr1" draw:name="Object9" text:anchor-type="as-char" svg:y="-0.0862in" svg:width="0.1598in" svg:height="0.0953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7">，以</text:span><text:span text:style-name="T37"><draw:frame draw:style-name="fr1" draw:name="Object3" text:anchor-type="as-char" svg:y="-0.1717in" svg:width="0.902in" svg:height="0.237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7">和</text:span><text:span text:style-name="T37"><draw:frame draw:style-name="fr1" draw:name="Object5" text:anchor-type="as-char" svg:y="-0.1717in" svg:width="0.878in" svg:height="0.2374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7">再乘上之前的weight和bias變化量參數</text:span><text:span text:style-name="T37"><draw:frame draw:style-name="fr1" draw:name="Object12" text:anchor-type="as-char" svg:y="-0.1717in" svg:width="0.8339in" svg:height="0.2374in" draw:z-index="8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7">和gradient，加上原本的weight和bias，即完成Adadelta的Gradient Descent。(</text:span><text:span text:style-name="T37"><draw:frame draw:style-name="fr1" draw:name="Object13" text:anchor-type="as-char" svg:y="-0.1547in" svg:width="0.4661in" svg:height="0.2217in" draw:z-index="9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7">爲weight和bias每次train完後的變化量)</text:span></text:p>
      <text:p text:style-name="P30"/>
      <text:p text:style-name="P30"><draw:frame draw:style-name="fr2" draw:name="Object10" text:anchor-type="as-char" svg:width="2.8165in" svg:height="0.2429in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30"/>
      <text:p text:style-name="P31"><draw:frame draw:style-name="fr2" draw:name="Object11" text:anchor-type="as-char" svg:width="2.2492in" svg:height="0.2429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31"/>
      <text:p text:style-name="P31"><draw:frame draw:style-name="fr2" draw:name="Object14" text:anchor-type="as-char" svg:width="4.2465in" svg:height="0.5in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3"/>
      <text:p text:style-name="P9"><text:span text:style-name="T15"><text:tab/></text:span><text:span text:style-name="T17">如何</text:span><text:span text:style-name="T16">設定</text:span><text:span text:style-name="T24">train</text:span><text:span text:style-name="T25">ing time(次數)</text:span><text:span text:style-name="T24"> <text:s/>，我是透過</text:span><text:span text:style-name="Emphasis"><text:span text:style-name="T12">K</text:span></text:span><text:span text:style-name="T11">-fold cross-</text:span><text:span text:style-name="Emphasis"><text:span text:style-name="T11">validation</text:span></text:span><text:span text:style-name="Emphasis"><text:span text:style-name="T13">(交互驗證)</text:span></text:span><text:span text:style-name="Emphasis"><text:span text:style-name="T1">去評估各個參數的最佳值，</text:span></text:span><text:span text:style-name="Emphasis"><text:span text:style-name="T2">將全部的資料</text:span></text:span><text:span text:style-name="Emphasis"><text:span text:style-name="T12">分成10等分</text:span></text:span><text:span text:style-name="Emphasis"><text:span text:style-name="T2">，其中1份當作Validation set，剩下9份爲Training set，故產生10組Training set和Validation set，</text:span></text:span><text:span text:style-name="Emphasis"><text:span text:style-name="T4">平行train 10 個獨立的Training set，使用</text:span></text:span><text:span text:style-name="Emphasis"><text:span text:style-name="T2">Validation set算</text:span></text:span><text:span text:style-name="Emphasis"><text:span text:style-name="T4">train 出資料的loss </text:span></text:span><text:span text:style-name="Emphasis"><text:span text:style-name="T10">function</text:span></text:span><text:span text:style-name="Emphasis"><text:span text:style-name="T5">，再由10個loss的</text:span></text:span><text:span text:style-name="Emphasis"><text:span text:style-name="T14">mean</text:span></text:span><text:span text:style-name="Emphasis"><text:span text:style-name="T5">和</text:span></text:span><text:span text:style-name="Emphasis"><text:span text:style-name="T14">variance</text:span></text:span><text:span text:style-name="Emphasis"><text:span text:style-name="T5">評估該參數建立的model是否較好</text:span></text:span><text:span text:style-name="Emphasis"><text:span text:style-name="T6">，調整</text:span></text:span><text:span text:style-name="Emphasis"><text:span text:style-name="T3">train</text:span></text:span><text:span text:style-name="Emphasis"><text:span text:style-name="T6">ing times</text:span></text:span><text:span text:style-name="Emphasis"><text:span text:style-name="T3"> </text:span></text:span><text:span text:style-name="Emphasis"><text:span text:style-name="T6">，以達到最低的mean和variance</text:span></text:span><text:span text:style-name="Emphasis"><text:span text:style-name="T7">，並再輸入</text:span></text:span><text:span text:style-name="Emphasis"><text:span text:style-name="T9">logistic_regression</text:span></text:span><text:span text:style-name="Emphasis"><text:span text:style-name="T7">.py中，把全部的</text:span></text:span><text:span text:style-name="Emphasis"><text:span text:style-name="T9">4001</text:span></text:span><text:soft-page-break/><text:span text:style-name="Emphasis"><text:span text:style-name="T7">筆資料重新</text:span></text:span><text:span text:style-name="Emphasis"><text:span text:style-name="T8">train一遍</text:span></text:span><text:span text:style-name="Emphasis"><text:span text:style-name="T10">，使用pickle輸出model。再用test.py</text:span></text:span><text:span text:style-name="Emphasis"><text:span text:style-name="T8">讀入</text:span></text:span><text:span text:style-name="Emphasis"><text:span text:style-name="T10">model和</text:span></text:span><text:span text:style-name="Emphasis"><text:span text:style-name="T9">spam_test.</text:span></text:span><text:span text:style-name="Emphasis"><text:span text:style-name="T8">csv，計算出答案。</text:span></text:span></text:p>
      <text:p text:style-name="P26"/>
      <text:p text:style-name="P26"><text:span text:style-name="T52">4.</text:span><text:span text:style-name="T44">Describe method</text:span><text:span text:style-name="T45">2 <text:s/></text:span><text:span text:style-name="T44">(</text:span><text:span text:style-name="T45">Neural Network</text:span><text:span text:style-name="T46"> – 只有與method1不同處</text:span><text:span text:style-name="T29">)</text:span></text:p>
      <text:p text:style-name="P25"><text:span text:style-name="T29"><text:tab/></text:span><text:span text:style-name="T30">Neural Network是將sigmoid function疊層化，我在這裏的做法是將一開始的</text:span><text:span text:style-name="T31">57個feature與兩個矩陣</text:span><text:span text:style-name="T31"><draw:frame draw:style-name="fr1" draw:name="Object15" text:anchor-type="as-char" svg:y="-0.1547in" svg:width="0.2701in" svg:height="0.1937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1">大小爲（57,50）和</text:span><text:span text:style-name="T31"><draw:frame draw:style-name="fr1" draw:name="Object16" text:anchor-type="as-char" svg:y="-0.1547in" svg:width="0.1866in" svg:height="0.1937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1">大小爲（1,50）進行運算，再通過sigmoid function，由剩下的50個值作logistic regression</text:span><text:span text:style-name="T32">。另外，Loss function跟method1相同，但是需要注意的是，由於還是使用gradient descent的方法，所以loss function還是需要對各個weight、bias、</text:span><text:span text:style-name="T32"><draw:frame draw:style-name="fr1" draw:name="Object18" text:anchor-type="as-char" svg:y="-0.1547in" svg:width="0.2701in" svg:height="0.1937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32">和</text:span><text:span text:style-name="T32"><draw:frame draw:style-name="fr1" draw:name="Object17" text:anchor-type="as-char" svg:y="-0.1547in" svg:width="0.1866in" svg:height="0.1937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2">作gradient。</text:span></text:p>
      <text:p text:style-name="P24"/>
      <text:p text:style-name="P16">5. Reference</text:p>
      <text:p text:style-name="P16"><text:tab/><text:span text:style-name="T38">NTUEE – </text:span>ML<text:span text:style-name="T38">2016Fall上課投影片</text:span></text:p>
      <text:p text:style-name="P15"><text:tab/><text:a xlink:type="simple" xlink:href="http://speech.ee.ntu.edu.tw/~tlkagk/courses_ML16.html" text:style-name="Internet_20_link" text:visited-style-name="Visited_20_Internet_20_Link"><text:span text:style-name="T38">http://speech.ee.ntu.edu.tw/~tlkagk/courses_ML16.html</text:span></text:a></text:p>
      <text:p text:style-name="P17"><text:span text:style-name="T26"><text:tab/></text:span><text:span text:style-name="T27">NTUEE – </text:span><text:span text:style-name="T28">ML2015Fall</text:span><text:span text:style-name="T27">上課投影片</text:span></text:p>
      <text:p text:style-name="P18"><text:span text:style-name="T20"><text:tab/></text:span><text:a xlink:type="simple" xlink:href="http://speech.ee.ntu.edu.tw/~tlkagk/courses_MLSD15_2.html" text:style-name="Internet_20_link" text:visited-style-name="Visited_20_Internet_20_Link">http://speech.ee.ntu.edu.tw/~tlkagk/courses_MLSD15_2.html</text:a></text:p>
      <text:p text:style-name="P2">An overview of gradient descent optimization algorithms (Adad<text:span text:style-name="T39">elta</text:span>)</text:p>
      <text:p text:style-name="P2"><text:a xlink:type="simple" xlink:href="http://sebastianruder.com/optimizing-gradient-descent/" text:style-name="Internet_20_link" text:visited-style-name="Visited_20_Internet_20_Link">http://sebastianruder.com/optimizing-gradient-descent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2" svg:font-family="'DejaVu Sans'" style:font-family-generic="swiss"/>
    <style:font-face style:name="DejaVu Sans Mono" svg:font-family="'DejaVu Sans Mono'" style:font-family-generic="modern" style:font-pitch="fixed"/>
    <style:font-face style:name="Noto Sans CJK TC Regular2" svg:font-family="'Noto Sans CJK TC Regular'" style:font-family-generic="modern" style:font-pitch="fixed"/>
    <style:font-face style:name="Noto Sans CJK TC Regular" svg:font-family="'Noto Sans CJK TC Regular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Noto Sans CJK TC Regular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Noto Sans CJK TC Regular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Noto Sans CJK TC Regular1" style:font-family-asian="'Noto Sans CJK TC Regular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DejaVu Serif" fo:font-family="'DejaVu Serif'" style:font-family-generic="roman" style:font-pitch="variable" fo:font-size="24pt" fo:font-weight="bold" style:font-name-asian="Noto Sans CJK TC Regular1" style:font-family-asian="'Noto Sans CJK TC Regular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left="0.4925in" fo:margin-right="0in" fo:margin-top="0in" fo:margin-bottom="0in" loext:contextual-spacing="false" fo:text-indent="0in" style:auto-text-indent="false"/>
      <style:text-properties fo:color="#800000" style:font-name="DejaVu Sans Mono" fo:font-family="'DejaVu Sans Mono'" style:font-family-generic="modern" style:font-pitch="fixed" fo:font-size="12pt" fo:font-weight="normal" officeooo:rsid="000937e7" style:font-name-asian="Noto Sans CJK TC Regular2" style:font-family-asian="'Noto Sans CJK TC Regular'" style:font-family-generic-asian="modern" style:font-pitch-asian="fixed" style:font-size-asian="12pt" style:font-weight-asian="normal" style:font-name-complex="DejaVu Sans Mono" style:font-family-complex="'DejaVu Sans Mono'" style:font-family-generic-complex="modern" style:font-pitch-complex="fixed" style:font-size-complex="12pt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DejaVu Serif" fo:font-family="'DejaVu Serif'" style:font-family-generic="roman" style:font-pitch="variable" fo:font-size="14pt" fo:font-weight="bold" style:font-name-asian="Noto Sans CJK TC Regular1" style:font-family-asian="'Noto Sans CJK TC Regular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0:46:33.921149928</meta:creation-date>
    <dc:date>2016-10-27T21:50:07.305020716</dc:date>
    <meta:editing-duration>PT8H15M50S</meta:editing-duration>
    <meta:editing-cycles>52</meta:editing-cycles>
    <meta:generator>LibreOffice/5.2.2.2.0$Linux_X86_64 LibreOffice_project/20m0$Build-2</meta:generator>
    <meta:document-statistic meta:table-count="0" meta:image-count="0" meta:object-count="18" meta:page-count="5" meta:paragraph-count="122" meta:word-count="1247" meta:character-count="4874" meta:non-whitespace-character-count="4083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row>
            <mo fence="true" stretchy="false">(</mo>
            <mrow>
              <mrow>
                <msubsup>
                  <mi>x</mi>
                  <mn>1</mn>
                  <mi>n</mi>
                </msubsup>
                <mi>,</mi>
                <msubsup>
                  <mi>x</mi>
                  <mrow>
                    <mn>2,.</mn>
                    <mn>..</mn>
                  </mrow>
                  <mi>n</mi>
                </msubsup>
                <mi>,</mi>
                <msubsup>
                  <mi>x</mi>
                  <mn>57</mn>
                  <mi>n</mi>
                </msubsup>
              </mrow>
            </mrow>
            <mo fence="true" stretchy="false">)</mo>
          </mrow>
          <mi>,</mi>
          <msup>
            <mi>y</mi>
            <mi>n</mi>
          </msup>
        </mrow>
      </mrow>
      <mo fence="true" stretchy="false">)</mo>
    </mrow>
    <annotation encoding="StarMath 5.0">( (x^n_1,x^n_2,...,x^n_57),y^n)</annotation>
  </semantics>
</math>
</file>

<file path=Object 10/content.xml><?xml version="1.0" encoding="utf-8"?>
<math xmlns="http://www.w3.org/1998/Math/MathML" display="block">
  <semantics>
    <mrow>
      <msub>
        <mi>G</mi>
        <mrow>
          <mi>w</mi>
          <mi>,</mi>
          <mi>b</mi>
        </mrow>
      </msub>
      <mo stretchy="false">=</mo>
      <mrow>
        <mrow>
          <mi mathvariant="normal">γ</mi>
          <mo stretchy="false">×</mo>
          <msub>
            <mi>G</mi>
            <mrow>
              <mi>w</mi>
              <mi>,</mi>
              <mi>b</mi>
            </mrow>
          </msub>
        </mrow>
        <mo stretchy="false">+</mo>
        <mrow>
          <mrow>
            <mo fence="true" stretchy="false">(</mo>
            <mrow>
              <mrow>
                <mn>1</mn>
                <mo stretchy="false">−</mo>
                <mi mathvariant="normal">γ</mi>
              </mrow>
            </mrow>
            <mo fence="true" stretchy="false">)</mo>
          </mrow>
          <mo stretchy="false">×</mo>
          <msubsup>
            <mi mathvariant="italic">gradient</mi>
            <mrow>
              <mi>w</mi>
              <mi>,</mi>
              <mi>b</mi>
            </mrow>
            <mn>2</mn>
          </msubsup>
        </mrow>
      </mrow>
    </mrow>
    <annotation encoding="StarMath 5.0">G_{w,b} = %gamma times G_{w,b} + ( 1-%gamma) times gradient^2_{w,b} </annotation>
  </semantics>
</math>
</file>

<file path=Object 11/content.xml><?xml version="1.0" encoding="utf-8"?>
<math xmlns="http://www.w3.org/1998/Math/MathML" display="block">
  <semantics>
    <mrow>
      <mrow>
        <msub>
          <mi>T</mi>
          <mrow>
            <mi>w</mi>
            <mi>,</mi>
            <mi>b</mi>
          </mrow>
        </msub>
        <mo stretchy="false">=</mo>
        <mrow>
          <mrow>
            <mi mathvariant="normal">γ</mi>
            <mo stretchy="false">×</mo>
            <msub>
              <mi>T</mi>
              <mrow>
                <mi>w</mi>
                <mi>,</mi>
                <mi>b</mi>
              </mrow>
            </msub>
          </mrow>
          <mo stretchy="false">+</mo>
          <mrow>
            <mrow>
              <mo fence="true" stretchy="false">(</mo>
              <mrow>
                <mrow>
                  <mn>1</mn>
                  <mo stretchy="false">−</mo>
                  <mi mathvariant="normal">γ</mi>
                </mrow>
              </mrow>
              <mo fence="true" stretchy="false">)</mo>
            </mrow>
            <mo stretchy="false">×</mo>
            <mi mathvariant="normal">δ</mi>
          </mrow>
        </mrow>
      </mrow>
      <msubsup>
        <mi>t</mi>
        <mrow>
          <mi>w</mi>
          <mi>,</mi>
          <mi>b</mi>
        </mrow>
        <mn>2</mn>
      </msubsup>
    </mrow>
    <annotation encoding="StarMath 5.0">T_{w,b} = %gamma times T_{w,b} + ( 1-%gamma) times %delta  t^2_{w,b} </annotation>
  </semantics>
</math>
</file>

<file path=Object 12/content.xml><?xml version="1.0" encoding="utf-8"?>
<math xmlns="http://www.w3.org/1998/Math/MathML" display="block">
  <semantics>
    <msqrt>
      <mrow>
        <mo fence="true" stretchy="false">(</mo>
        <mrow>
          <mrow>
            <msub>
              <mi>T</mi>
              <mrow>
                <mi>w</mi>
                <mi>,</mi>
                <mi>b</mi>
              </mrow>
            </msub>
            <mo stretchy="false">+</mo>
            <mi mathvariant="normal">ϵ</mi>
          </mrow>
        </mrow>
        <mo fence="true" stretchy="false">)</mo>
      </mrow>
    </msqrt>
    <annotation encoding="StarMath 5.0"> {sqrt(T_{w,b}+%epsilon)} </annotation>
  </semantics>
</math>
</file>

<file path=Object 13/content.xml><?xml version="1.0" encoding="utf-8"?>
<math xmlns="http://www.w3.org/1998/Math/MathML" display="block">
  <semantics>
    <mrow>
      <mi mathvariant="normal">δ</mi>
      <msub>
        <mi>t</mi>
        <mrow>
          <mi>w</mi>
          <mi>,</mi>
          <mi>b</mi>
        </mrow>
      </msub>
    </mrow>
    <annotation encoding="StarMath 5.0"> {%delta t_{w,b}} </annotation>
  </semantics>
</math>
</file>

<file path=Object 14/content.xml><?xml version="1.0" encoding="utf-8"?>
<math xmlns="http://www.w3.org/1998/Math/MathML" display="block">
  <semantics>
    <mrow>
      <mi mathvariant="italic">weight</mi>
      <mi>,</mi>
      <mrow>
        <mi mathvariant="italic">bias</mi>
        <mo stretchy="false">=</mo>
        <mi mathvariant="italic">weight</mi>
      </mrow>
      <mi>,</mi>
      <mrow>
        <mi mathvariant="italic">bias</mi>
        <mo stretchy="false">+</mo>
        <mrow>
          <mfrac>
            <msqrt>
              <mrow>
                <mo fence="true" stretchy="false">(</mo>
                <mrow>
                  <mrow>
                    <msub>
                      <mi>T</mi>
                      <mrow>
                        <mi>w</mi>
                        <mi>,</mi>
                        <mi>b</mi>
                      </mrow>
                    </msub>
                    <mo stretchy="false">+</mo>
                    <mi mathvariant="normal">ϵ</mi>
                  </mrow>
                </mrow>
                <mo fence="true" stretchy="false">)</mo>
              </mrow>
            </msqrt>
            <msqrt>
              <mrow>
                <mo fence="true" stretchy="false">(</mo>
                <mrow>
                  <mrow>
                    <msub>
                      <mi>G</mi>
                      <mrow>
                        <mi>w</mi>
                        <mi>,</mi>
                        <mi>b</mi>
                      </mrow>
                    </msub>
                    <mo stretchy="false">+</mo>
                    <mi mathvariant="normal">ϵ</mi>
                  </mrow>
                </mrow>
                <mo fence="true" stretchy="false">)</mo>
              </mrow>
            </msqrt>
          </mfrac>
          <mo stretchy="false">×</mo>
          <msub>
            <mi mathvariant="italic">gradient</mi>
            <mrow>
              <mi>w</mi>
              <mi>,</mi>
              <mi>b</mi>
            </mrow>
          </msub>
        </mrow>
      </mrow>
    </mrow>
    <annotation encoding="StarMath 5.0">weight, bias = weight, bias + {sqrt(T_{w,b}+%epsilon)}over{sqrt(G_{w,b}+%epsilon)} times  gradient_{w,b}</annotation>
  </semantics>
</math>
</file>

<file path=Object 15/content.xml><?xml version="1.0" encoding="utf-8"?>
<math xmlns="http://www.w3.org/1998/Math/MathML" display="block">
  <semantics>
    <mi>W</mi>
    <annotation encoding="StarMath 5.0">W</annotation>
  </semantics>
</math>
</file>

<file path=Object 16/content.xml><?xml version="1.0" encoding="utf-8"?>
<math xmlns="http://www.w3.org/1998/Math/MathML" display="block">
  <semantics>
    <mi>b</mi>
    <annotation encoding="StarMath 5.0">b</annotation>
  </semantics>
</math>
</file>

<file path=Object 17/content.xml><?xml version="1.0" encoding="utf-8"?>
<math xmlns="http://www.w3.org/1998/Math/MathML" display="block">
  <semantics>
    <mi>b</mi>
    <annotation encoding="StarMath 5.0">b</annotation>
  </semantics>
</math>
</file>

<file path=Object 18/content.xml><?xml version="1.0" encoding="utf-8"?>
<math xmlns="http://www.w3.org/1998/Math/MathML" display="block">
  <semantics>
    <mi>W</mi>
    <annotation encoding="StarMath 5.0">W</annotation>
  </semantics>
</math>
</file>

<file path=Object 2/content.xml><?xml version="1.0" encoding="utf-8"?>
<math xmlns="http://www.w3.org/1998/Math/MathML" display="block">
  <semantics>
    <msub>
      <mi>G</mi>
      <mi>w</mi>
    </msub>
    <annotation encoding="StarMath 5.0">G_w</annotation>
  </semantics>
</math>
</file>

<file path=Object 3/content.xml><?xml version="1.0" encoding="utf-8"?>
<math xmlns="http://www.w3.org/1998/Math/MathML" display="block">
  <semantics>
    <mrow>
      <mn>1</mn>
      <mo stretchy="false">/</mo>
      <msqrt>
        <mrow>
          <mo fence="true" stretchy="false">(</mo>
          <mrow>
            <mrow>
              <msub>
                <mi>G</mi>
                <mi>w</mi>
              </msub>
              <mo stretchy="false">+</mo>
              <mi mathvariant="normal">ϵ</mi>
            </mrow>
          </mrow>
          <mo fence="true" stretchy="false">)</mo>
        </mrow>
      </msqrt>
    </mrow>
    <annotation encoding="StarMath 5.0"> {1 / sqrt(G_w+%epsilon)} </annotation>
  </semantics>
</math>
</file>

<file path=Object 4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5/content.xml><?xml version="1.0" encoding="utf-8"?>
<math xmlns="http://www.w3.org/1998/Math/MathML" display="block">
  <semantics>
    <mrow>
      <mn>1</mn>
      <mo stretchy="false">/</mo>
      <msqrt>
        <mrow>
          <mo fence="true" stretchy="false">(</mo>
          <mrow>
            <mrow>
              <msub>
                <mi>G</mi>
                <mi>b</mi>
              </msub>
              <mo stretchy="false">+</mo>
              <mi mathvariant="normal">ϵ</mi>
            </mrow>
          </mrow>
          <mo fence="true" stretchy="false">)</mo>
        </mrow>
      </msqrt>
    </mrow>
    <annotation encoding="StarMath 5.0"> {1 / sqrt(G_b+%epsilon)} </annotation>
  </semantics>
</math>
</file>

<file path=Object 6/content.xml><?xml version="1.0" encoding="utf-8"?>
<math xmlns="http://www.w3.org/1998/Math/MathML" display="block">
  <semantics>
    <mrow>
      <munder>
        <mo stretchy="false">∑</mo>
        <mrow>
          <msup>
            <mi>x</mi>
            <mi>n</mi>
          </msup>
          <mi>,</mi>
          <msup>
            <mi>y</mi>
            <mi>n</mi>
          </msup>
        </mrow>
      </munder>
      <mrow>
        <mo stretchy="false">−</mo>
        <mrow>
          <mo fence="true" stretchy="false">[</mo>
          <mrow>
            <mrow>
              <msup>
                <mi>y</mi>
                <mi>n</mi>
              </msup>
              <mi>ln</mi>
              <mi>f</mi>
              <mrow>
                <mrow>
                  <mo fence="true" stretchy="false">(</mo>
                  <mrow>
                    <msup>
                      <mi>x</mi>
                      <mi>n</mi>
                    </msup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1</mn>
                      <mo stretchy="false">−</mo>
                      <msup>
                        <mi>y</mi>
                        <mi>n</mi>
                      </msup>
                    </mrow>
                  </mrow>
                  <mo fence="true" stretchy="false">)</mo>
                </mrow>
              </mrow>
              <mi>ln</mi>
              <mrow>
                <mo fence="true" stretchy="false">(</mo>
                <mrow>
                  <mrow>
                    <mrow>
                      <mn>1</mn>
                      <mo stretchy="false">−</mo>
                      <mi>f</mi>
                    </mrow>
                    <mrow>
                      <mo fence="true" stretchy="false">(</mo>
                      <mrow>
                        <msup>
                          <mi>x</mi>
                          <mi>n</mi>
                        </msup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row>
    <annotation encoding="StarMath 5.0">sum from{x^n, y^n} {-[y^n ln f(x^n)+(1-y^n) ln(1-f(x^n))]}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sup>
              <mi>x</mi>
              <mi>n</mi>
            </msup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o stretchy="false">∑</mo>
              <msub>
                <mi>w</mi>
                <mi>i</mi>
              </msub>
            </mrow>
            <mrow>
              <msubsup>
                <mi>x</mi>
                <mi>i</mi>
                <mi>n</mi>
              </msubsup>
              <mo stretchy="false">+</mo>
              <mi>b</mi>
            </mrow>
          </mrow>
        </mrow>
        <mo fence="true" stretchy="false">)</mo>
      </mrow>
    </mrow>
    <annotation encoding="StarMath 5.0">f(x^n) = %sigma (sum w_{i}x^n_{i}+b)</annotation>
  </semantics>
</math>
</file>

<file path=Object 8/content.xml><?xml version="1.0" encoding="utf-8"?>
<math xmlns="http://www.w3.org/1998/Math/MathML" display="block">
  <semantics>
    <msup>
      <mi>y</mi>
      <mi>n</mi>
    </msup>
    <annotation encoding="StarMath 5.0">y^n</annotation>
  </semantics>
</math>
</file>

<file path=Object 9/content.xml><?xml version="1.0" encoding="utf-8"?>
<math xmlns="http://www.w3.org/1998/Math/MathML" display="block">
  <semantics>
    <mi mathvariant="normal">ϵ</mi>
    <annotation encoding="StarMath 5.0">%epsilon</annotation>
  </semantics>
</math>
</file>